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0pt" officeooo:rsid="001850a2" officeooo:paragraph-rsid="001850a2" style:font-size-asian="8.75pt" style:font-size-complex="10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tex.stackexchange.com/questions/102384/how-to-have-each-slide-in-a-separate-file-each-compilable-then-combine-them" text:style-name="Internet_20_link" text:visited-style-name="Visited_20_Internet_20_Link"><text:span text:style-name="T1">How to have each slide in a separate file, each compilable, then combine them</text:span></text:a></text:h>
      <text:p text:style-name="P1">https://tex.stackexchange.com/questions/102384/how-to-have-each-slide-in-a-separate-file-each-compilable-then-combine-them</text:p>
      <text:p text:style-name="Standard"/>
      <text:p text:style-name="Text_20_body">I would like to write each slide of a presentation into its own file, so that I can compile and view each slide, one at a time.<text:line-break/>But, I still need to combine all of them to make my presentation.<text:line-break/>What's is the way to do that?<text:line-break/>I try the following, but it doesn't compile.<text:line-break/><text:span text:style-name="Source_20_Text">includedoc</text:span> doesn't seems to be there in Beamer.</text:p>
      <text:p text:style-name="Text_20_body">file: 1.tex</text:p>
      <text:p text:style-name="Preformatted_20_Text"><text:span text:style-name="Source_20_Text">\documentclass{beamer}</text:span></text:p>
      <text:p text:style-name="Preformatted_20_Text"><text:span text:style-name="Source_20_Text">\begin{document}</text:span></text:p>
      <text:p text:style-name="Preformatted_20_Text"><text:span text:style-name="Source_20_Text"><text:s text:c="4"/>\begin{frame}</text:span></text:p>
      <text:p text:style-name="Preformatted_20_Text"><text:span text:style-name="Source_20_Text"><text:s text:c="8"/>Content</text:span></text:p>
      <text:p text:style-name="Preformatted_20_Text"><text:span text:style-name="Source_20_Text"><text:s text:c="4"/>\end{frame}</text:span></text:p>
      <text:p text:style-name="P3"><text:span text:style-name="Source_20_Text">\end{document}</text:span></text:p>
      <text:p text:style-name="Text_20_body">file: slide.tex</text:p>
      <text:p text:style-name="Preformatted_20_Text"><text:span text:style-name="Source_20_Text">\documentclass{beamer}</text:span></text:p>
      <text:p text:style-name="Preformatted_20_Text"><text:span text:style-name="Source_20_Text">\begin{document}</text:span></text:p>
      <text:p text:style-name="Preformatted_20_Text"><text:span text:style-name="Source_20_Text"><text:s text:c="4"/>\includedoc{1}</text:span></text:p>
      <text:p text:style-name="P3"><text:span text:style-name="Source_20_Text">\end{document}</text:span></text:p>
      <text:p text:style-name="Standard"/>
      <text:h text:style-name="Heading_20_2" text:outline-level="2">Method 1</text:h>
      <text:p text:style-name="Quotations">The structure of LATEX documents doesn't allow one standalone document to be included as a part of another. <text:span text:style-name="Source_20_Text">docmute</text:span>package tries to remedy this limitation and enables standalone documents to be imported with the standard <text:span text:style-name="Source_20_Text">\input</text:span> and <text:span text:style-name="Source_20_Text">\include</text:span> commands just as if they had no preamble.</text:p>
      <text:p text:style-name="Text_20_body">Use <text:span text:style-name="Source_20_Text">docmute</text:span> package in the main input file. <text:span text:style-name="Source_20_Text">docmute</text:span> package will import everything between <text:span text:style-name="Source_20_Text">\begin{document}</text:span> and <text:span text:style-name="Source_20_Text">\end{document}</text:span> of the imported file (<text:span text:style-name="Source_20_Text">child.tex</text:span> in the following example). You can still compile the <text:span text:style-name="Source_20_Text">child.tex</text:span> as a standalone presentation.</text:p>
      <text:p text:style-name="Preformatted_20_Text"><text:span text:style-name="Source_20_Text">\documentclass{beamer}</text:span></text:p>
      <text:p text:style-name="Preformatted_20_Text"><text:span text:style-name="Source_20_Text">\usepackage{filecontents}</text:span></text:p>
      <text:p text:style-name="Preformatted_20_Text"><text:span text:style-name="Source_20_Text">\begin{filecontents*}{child.tex}</text:span></text:p>
      <text:p text:style-name="Preformatted_20_Text"><text:span text:style-name="Source_20_Text">\documentclass{beamer}</text:span></text:p>
      <text:p text:style-name="Preformatted_20_Text"><text:span text:style-name="Source_20_Text">\begin{document}</text:span></text:p>
      <text:p text:style-name="Preformatted_20_Text"><text:span text:style-name="Source_20_Text"><text:s text:c="4"/>\begin{frame}</text:span></text:p>
      <text:p text:style-name="Preformatted_20_Text"><text:span text:style-name="Source_20_Text"><text:s text:c="8"/>Content</text:span></text:p>
      <text:p text:style-name="Preformatted_20_Text"><text:span text:style-name="Source_20_Text"><text:s text:c="4"/>\end{frame}</text:span></text:p>
      <text:p text:style-name="Preformatted_20_Text"><text:span text:style-name="Source_20_Text">\end{document}</text:span></text:p>
      <text:p text:style-name="Preformatted_20_Text"><text:span text:style-name="Source_20_Text">\end{filecontents*}</text:span></text:p>
      <text:p text:style-name="Preformatted_20_Text"/>
      <text:p text:style-name="Preformatted_20_Text"><text:span text:style-name="Source_20_Text">\usepackage{docmute}</text:span></text:p>
      <text:p text:style-name="Preformatted_20_Text"><text:soft-page-break/><text:span text:style-name="Source_20_Text">\begin{document}</text:span></text:p>
      <text:p text:style-name="Preformatted_20_Text"><text:span text:style-name="Source_20_Text"><text:s text:c="4"/>\input{child}</text:span></text:p>
      <text:p text:style-name="P3"><text:span text:style-name="Source_20_Text">\end{document}</text:span></text:p>
      <text:h text:style-name="Heading_20_2" text:outline-level="2">Method 2</text:h>
      <text:p text:style-name="Text_20_body">Using <text:span text:style-name="Source_20_Text">standalone</text:span> document class with option <text:span text:style-name="Source_20_Text">beamer</text:span> for the child (imported) input file and using package <text:span text:style-name="Source_20_Text">standalone</text:span> in the main input file.</text:p>
      <text:p text:style-name="Preformatted_20_Text"><text:span text:style-name="Source_20_Text">\documentclass{beamer}</text:span></text:p>
      <text:p text:style-name="Preformatted_20_Text"><text:span text:style-name="Source_20_Text">\usepackage{filecontents}</text:span></text:p>
      <text:p text:style-name="Preformatted_20_Text"><text:span text:style-name="Source_20_Text">\begin{filecontents*}{child.tex}</text:span></text:p>
      <text:p text:style-name="Preformatted_20_Text"><text:span text:style-name="Source_20_Text">\documentclass[beamer]{standalone}</text:span></text:p>
      <text:p text:style-name="Preformatted_20_Text"><text:span text:style-name="Source_20_Text">\begin{document}</text:span></text:p>
      <text:p text:style-name="Preformatted_20_Text"><text:span text:style-name="Source_20_Text"><text:s text:c="4"/>\begin{frame}</text:span></text:p>
      <text:p text:style-name="Preformatted_20_Text"><text:span text:style-name="Source_20_Text"><text:s text:c="8"/>Content</text:span></text:p>
      <text:p text:style-name="Preformatted_20_Text"><text:span text:style-name="Source_20_Text"><text:s text:c="4"/>\end{frame}</text:span></text:p>
      <text:p text:style-name="Preformatted_20_Text"><text:span text:style-name="Source_20_Text">\end{document}</text:span></text:p>
      <text:p text:style-name="Preformatted_20_Text"><text:span text:style-name="Source_20_Text">\end{filecontents*}</text:span></text:p>
      <text:p text:style-name="Preformatted_20_Text"/>
      <text:p text:style-name="Preformatted_20_Text"><text:span text:style-name="Source_20_Text">\usepackage{standalone}</text:span></text:p>
      <text:p text:style-name="Preformatted_20_Text"><text:span text:style-name="Source_20_Text">\begin{document}</text:span></text:p>
      <text:p text:style-name="Preformatted_20_Text"><text:span text:style-name="Source_20_Text"><text:s text:c="4"/>\input{child}</text:span></text:p>
      <text:p text:style-name="P3"><text:span text:style-name="Source_20_Text">\end{document}</text:span></text:p>
      <text:p text:style-name="Text_20_body">Note: using the first method seems to be simpler!</text:p>
      <text:p text:style-name="Standard"/>
      <text:p text:style-name="Standard"/>
      <text:p text:style-name="Text_20_body">One option, but I am not sure if this is <text:span text:style-name="Emphasis">exactly</text:span> what you are after, would be to label the frames so that you can use <text:span text:style-name="Source_20_Text">\includeonlyframes</text:span>; a little example:</text:p>
      <text:p text:style-name="Preformatted_20_Text"><text:span text:style-name="Source_20_Text">\documentclass{beamer}</text:span></text:p>
      <text:p text:style-name="Preformatted_20_Text"/>
      <text:p text:style-name="Preformatted_20_Text"><text:span text:style-name="Source_20_Text">\includeonlyframes{one,three}</text:span></text:p>
      <text:p text:style-name="Preformatted_20_Text"/>
      <text:p text:style-name="Preformatted_20_Text"><text:span text:style-name="Source_20_Text">\begin{document}</text:span></text:p>
      <text:p text:style-name="Preformatted_20_Text"/>
      <text:p text:style-name="Preformatted_20_Text"><text:span text:style-name="Source_20_Text">\begin{frame}[label=one]</text:span></text:p>
      <text:p text:style-name="Preformatted_20_Text"><text:span text:style-name="Source_20_Text">test frame one.</text:span></text:p>
      <text:p text:style-name="Preformatted_20_Text"><text:span text:style-name="Source_20_Text">\end{frame}</text:span></text:p>
      <text:p text:style-name="Preformatted_20_Text"/>
      <text:p text:style-name="Preformatted_20_Text"><text:span text:style-name="Source_20_Text">\begin{frame}[label=two]</text:span></text:p>
      <text:p text:style-name="Preformatted_20_Text"><text:span text:style-name="Source_20_Text">test frame two.</text:span></text:p>
      <text:p text:style-name="Preformatted_20_Text"><text:span text:style-name="Source_20_Text">\end{frame}</text:span></text:p>
      <text:p text:style-name="Preformatted_20_Text"/>
      <text:p text:style-name="Preformatted_20_Text"><text:span text:style-name="Source_20_Text">\begin{frame}[label=three]</text:span></text:p>
      <text:p text:style-name="Preformatted_20_Text"><text:span text:style-name="Source_20_Text">test frame three.</text:span></text:p>
      <text:p text:style-name="Preformatted_20_Text"><text:span text:style-name="Source_20_Text">\end{frame}</text:span></text:p>
      <text:p text:style-name="Preformatted_20_Text"/>
      <text:p text:style-name="Preformatted_20_Text"><text:span text:style-name="Source_20_Text">\begin{frame}[label=four]</text:span></text:p>
      <text:p text:style-name="Preformatted_20_Text"><text:span text:style-name="Source_20_Text">test frame four.</text:span></text:p>
      <text:p text:style-name="Preformatted_20_Text"><text:span text:style-name="Source_20_Text">\end{frame}</text:span></text:p>
      <text:p text:style-name="Preformatted_20_Text"/>
      <text:p text:style-name="P3"><text:span text:style-name="Source_20_Text">\end{document}</text:span></text:p>
      <text:p text:style-name="Text_20_body">Using the code above, only the two frames corresponding to the labels <text:span text:style-name="Source_20_Text">one</text:span> and <text:span text:style-name="Source_20_Text">three</text:span> will be shown. </text:p>
      <text:p text:style-name="Text_20_body"><text:soft-page-break/>Combining this idea with the use of <text:span text:style-name="Source_20_Text">\include</text:span> (or <text:span text:style-name="Source_20_Text">\input</text:span>), you then might write each frame contents in its own file; something like</text:p>
      <text:p text:style-name="Preformatted_20_Text"><text:span text:style-name="Source_20_Text">\begin{frame}[label=two]</text:span></text:p>
      <text:p text:style-name="Preformatted_20_Text"><text:span text:style-name="Source_20_Text">the frame contents...</text:span></text:p>
      <text:p text:style-name="P3"><text:span text:style-name="Source_20_Text">\end{frame}</text:span></text:p>
      <text:p text:style-name="Text_20_body">(notice, in particular that this subsidiary files have no <text:span text:style-name="Source_20_Text">\documentclass</text:span>, nor <text:span text:style-name="Source_20_Text">\begin{document}</text:span>, <text:span text:style-name="Source_20_Text">\end{document}</text:span> commands); each of this files will then be saved in your current working directory as, for example, <text:span text:style-name="Source_20_Text">frameone.tex</text:span>, <text:span text:style-name="Source_20_Text">frametwo.tex</text:span>, <text:span text:style-name="Source_20_Text">framethree.tex</text:span>, <text:span text:style-name="Source_20_Text">framefour.tex</text:span> and then you can <text:span text:style-name="Source_20_Text">\include</text:span> them in the desired order in your "main" document; for example:</text:p>
      <text:p text:style-name="Preformatted_20_Text"><text:span text:style-name="Source_20_Text">\documentclass{beamer}</text:span></text:p>
      <text:p text:style-name="Preformatted_20_Text"/>
      <text:p text:style-name="Preformatted_20_Text"><text:span text:style-name="Source_20_Text">\begin{document}</text:span></text:p>
      <text:p text:style-name="Preformatted_20_Text"/>
      <text:p text:style-name="Preformatted_20_Text"><text:span text:style-name="Source_20_Text">\include{frametwo}</text:span></text:p>
      <text:p text:style-name="Preformatted_20_Text"><text:span text:style-name="Source_20_Text">\include{framefour}</text:span></text:p>
      <text:p text:style-name="Preformatted_20_Text"><text:span text:style-name="Source_20_Text">\include{framethree}</text:span></text:p>
      <text:p text:style-name="Preformatted_20_Text"><text:span text:style-name="Source_20_Text">\include{frameone}</text:span></text:p>
      <text:p text:style-name="Preformatted_20_Text"/>
      <text:p text:style-name="P3"><text:span text:style-name="Source_20_Text">\end{document}</text:span></text:p>
      <text:p text:style-name="Text_20_body">will show the four frames in the order <text:span text:style-name="Source_20_Text">two</text:span>, <text:span text:style-name="Source_20_Text">four</text:span>, <text:span text:style-name="Source_20_Text">three</text:span>, <text:span text:style-name="Source_20_Text">one</text:span>.</text:p>
      <text:p text:style-name="Text_20_body">The following code</text:p>
      <text:p text:style-name="Preformatted_20_Text"><text:span text:style-name="Source_20_Text">\documentclass{beamer}</text:span></text:p>
      <text:p text:style-name="Preformatted_20_Text"/>
      <text:p text:style-name="Preformatted_20_Text"><text:span text:style-name="Source_20_Text">\includeonlyframes{one,three}</text:span></text:p>
      <text:p text:style-name="Preformatted_20_Text"/>
      <text:p text:style-name="Preformatted_20_Text"><text:span text:style-name="Source_20_Text">\begin{document}</text:span></text:p>
      <text:p text:style-name="Preformatted_20_Text"/>
      <text:p text:style-name="Preformatted_20_Text"><text:span text:style-name="Source_20_Text">\include{frametwo}</text:span></text:p>
      <text:p text:style-name="Preformatted_20_Text"><text:span text:style-name="Source_20_Text">\include{framefour}</text:span></text:p>
      <text:p text:style-name="Preformatted_20_Text"><text:span text:style-name="Source_20_Text">\include{framethree}</text:span></text:p>
      <text:p text:style-name="Preformatted_20_Text"><text:span text:style-name="Source_20_Text">\include{frameone}</text:span></text:p>
      <text:p text:style-name="Preformatted_20_Text"/>
      <text:p text:style-name="P3"><text:span text:style-name="Source_20_Text">\end{document}</text:span></text:p>
      <text:p text:style-name="Text_20_body">will give you a two frame document showing the frames in the order <text:span text:style-name="Source_20_Text">three</text:span>, <text:span text:style-name="Source_20_Text">one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09:31:17.823558072</meta:creation-date>
    <dc:date>2018-03-18T09:34:26.781254784</dc:date>
    <meta:editing-duration>PT3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90" meta:word-count="431" meta:character-count="3515" meta:non-whitespace-character-count="3113"/>
  </office:meta>
</office:document-meta>
</file>